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/>
    <style:font-face style:name="sans-serif" svg:font-family="sans-serif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.75pt" officeooo:paragraph-rsid="000c6e9d"/>
    </style:style>
    <style:style style:name="P2" style:family="paragraph" style:parent-style-name="Standard">
      <style:text-properties style:font-name="sans-serif" fo:font-size="9.75pt" fo:font-style="italic" style:font-style-asian="italic" style:font-style-complex="italic"/>
    </style:style>
    <style:style style:name="P3" style:family="paragraph" style:parent-style-name="Standard">
      <style:text-properties style:font-name="sans-serif" fo:font-size="9.75pt" fo:font-style="italic" officeooo:paragraph-rsid="000c6e9d" style:font-style-asian="italic" style:font-style-complex="italic"/>
    </style:style>
    <style:style style:name="P4" style:family="paragraph" style:parent-style-name="Standard">
      <style:text-properties style:font-name="sans-serif" fo:font-size="9.75pt" fo:font-style="normal" officeooo:paragraph-rsid="000c6e9d" style:font-style-asian="normal" style:font-style-complex="normal"/>
    </style:style>
    <style:style style:name="P5" style:family="paragraph" style:parent-style-name="Standard">
      <style:text-properties style:font-name="sans-serif" fo:font-size="9.75pt" fo:font-style="normal" fo:font-weight="bold" officeooo:paragraph-rsid="000c6e9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sans-serif" fo:font-size="9.75pt" officeooo:paragraph-rsid="000d7c8a"/>
    </style:style>
    <style:style style:name="P7" style:family="paragraph" style:parent-style-name="Standard">
      <style:text-properties officeooo:paragraph-rsid="000c6e9d"/>
    </style:style>
    <style:style style:name="P8" style:family="paragraph" style:parent-style-name="Standard">
      <style:text-properties fo:font-style="normal" fo:font-weight="bold" officeooo:paragraph-rsid="000d7c8a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officeooo:paragraph-rsid="000d7c8a" style:font-size-asian="12pt" style:font-size-complex="12pt"/>
    </style:style>
    <style:style style:name="P11" style:family="paragraph" style:parent-style-name="Text_20_body" style:list-style-name="L1">
      <style:text-properties style:font-name="Liberation Serif" fo:font-size="12pt" fo:font-style="italic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Preformatted_20_Text">
      <style:text-properties officeooo:paragraph-rsid="000c6e9d"/>
    </style:style>
    <style:style style:name="P15" style:family="paragraph" style:parent-style-name="Preformatted_20_Text">
      <style:text-properties fo:font-weight="bold" officeooo:paragraph-rsid="000c6e9d" style:font-weight-asian="bold" style:font-weight-complex="bold"/>
    </style:style>
    <style:style style:name="P16" style:family="paragraph" style:parent-style-name="Preformatted_20_Text">
      <style:text-properties officeooo:paragraph-rsid="000d7c8a"/>
    </style:style>
    <style:style style:name="P17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paragraph-rsid="000d7c8a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paragraph-rsid="000e75f9" style:font-size-asian="12pt" style:font-size-complex="12pt"/>
    </style:style>
    <style:style style:name="P20" style:family="paragraph" style:parent-style-name="Preformatted_20_Text">
      <style:paragraph-properties fo:text-align="center" style:justify-single-word="false"/>
      <style:text-properties officeooo:paragraph-rsid="000d7c8a"/>
    </style:style>
    <style:style style:name="P21" style:family="paragraph" style:parent-style-name="Preformatted_20_Text">
      <style:text-properties style:font-name="sans-serif" fo:font-size="9.75pt" fo:font-style="normal" style:text-underline-style="solid" style:text-underline-width="auto" style:text-underline-color="font-color" fo:font-weight="normal" officeooo:paragraph-rsid="000d7c8a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style:font-name="sans-serif" fo:font-size="9.75pt" fo:font-style="normal" style:text-underline-style="none" fo:font-weight="normal" officeooo:paragraph-rsid="000d7c8a" style:font-style-asian="normal" style:font-weight-asian="normal" style:font-style-complex="normal" style:font-weight-complex="normal"/>
    </style:style>
    <style:style style:name="P23" style:family="paragraph" style:parent-style-name="Preformatted_20_Text">
      <style:text-properties style:font-name="sans-serif" fo:font-size="9.75pt" fo:font-style="normal" style:text-underline-style="none" fo:font-weight="bold" officeooo:paragraph-rsid="000d7c8a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sans-serif" fo:font-size="9.75pt" fo:font-style="italic" style:text-underline-style="none" fo:font-weight="normal" officeooo:paragraph-rsid="000d7c8a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style:text-underline-style="solid" style:text-underline-width="auto" style:text-underline-color="font-color" officeooo:paragraph-rsid="000d7c8a"/>
    </style:style>
    <style:style style:name="P26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27" style:family="paragraph" style:parent-style-name="List_20_Heading">
      <style:text-properties style:font-name="Liberation Serif" fo:font-size="12pt" style:font-size-asian="12pt" style:font-size-complex="12pt"/>
    </style:style>
    <style:style style:name="P28" style:family="paragraph" style:parent-style-name="List_20_Contents">
      <style:text-properties style:font-name="Liberation Serif" fo:font-size="12pt" style:font-size-asian="12pt" style:font-size-complex="12pt"/>
    </style:style>
    <style:style style:name="P29" style:family="paragraph" style:parent-style-name="List_20_Contents">
      <style:paragraph-properties fo:margin-top="0cm" fo:margin-bottom="0.499cm" style:contextual-spacing="false"/>
    </style:style>
    <style:style style:name="P30" style:family="paragraph" style:parent-style-name="Heading_20_3">
      <style:text-properties style:font-name="Liberation Serif" fo:font-size="12pt" style:font-size-asian="12pt" style:font-size-complex="12pt"/>
    </style:style>
    <style:style style:name="P31" style:family="paragraph" style:parent-style-name="Heading_20_3">
      <style:text-properties style:font-name="Liberation Serif" fo:font-size="12pt" officeooo:paragraph-rsid="000d7c8a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onospace" fo:font-size="9.75pt" fo:font-style="italic" style:font-style-asian="italic" style:font-style-complex="italic"/>
    </style:style>
    <style:style style:name="T4" style:family="text">
      <style:text-properties style:font-name="sans-serif" fo:font-size="9.75pt"/>
    </style:style>
    <style:style style:name="T5" style:family="text">
      <style:text-properties style:font-name="sans-serif" fo:font-size="9.75pt" fo:font-style="italic" style:font-style-asian="italic" style:font-style-complex="italic"/>
    </style:style>
    <style:style style:name="T6" style:family="text">
      <style:text-properties style:font-name="sans-serif" fo:font-size="9.75pt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size-complex="12pt"/>
    </style:style>
    <style:style style:name="T12" style:family="text">
      <style:text-properties style:font-name="Liberation Serif" fo:font-weight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3">TP 9 – Les Sémaphores</text:span> </text:p>
      <text:p text:style-name="P20">Ramoni Ted – Groupe B</text:p>
      <text:p text:style-name="P14"/>
      <text:p text:style-name="P14">Exercice 1 </text:p>
      <text:p text:style-name="P14"/>
      <text:p text:style-name="P25">Commentaires Code : <text:span text:style-name="T4">/* Programme1 – IPC semaphore processus createur */</text:span></text:p>
      <text:p text:style-name="P16"/>
      <text:p text:style-name="P14"/>
      <text:p text:style-name="P7"><text:span text:style-name="T5">if(( cle = ftok (</text:span><text:span text:style-name="T3">"/home/etude"</text:span><text:span text:style-name="T5">,1)) ==1)</text:span></text:p>
      <text:p text:style-name="P15"><text:span text:style-name="T6">-&gt; <text:s/></text:span>On vérifie si la conversion du chemin d'accès en une clé de type key_t a bien fonctionné sinon on retourne un message d'erreur.</text:p>
      <text:p text:style-name="Preformatted_20_Text"/>
      <text:p text:style-name="P2">if((semid=semget ( cle , 1 , IPCCREATjIPCEXCLj0600)) ==1)</text:p>
      <text:p text:style-name="P5">-&gt; On vérifie que l'on a bien associé un sémaphore a la clé précédemment créé sinon on retourne un message d'erreur.</text:p>
      <text:p text:style-name="P4"/>
      <text:p text:style-name="P3">semctl ( semid ,0 ,SETVAL, 0 ) </text:p>
      <text:p text:style-name="P4"><text:span text:style-name="T2">-&gt; On affecte la valeur 0 au premier sémaphore identifié par </text:span><text:span text:style-name="Teletype"><text:span text:style-name="T2">semid</text:span></text:span><text:span text:style-name="T2">.</text:span></text:p>
      <text:p text:style-name="Preformatted_20_Text"/>
      <text:p text:style-name="P1"><text:span text:style-name="T7">operation.semnum=0;</text:span> </text:p>
      <text:p text:style-name="P1"><text:span text:style-name="T7">operation,semop=1 ;</text:span></text:p>
      <text:p text:style-name="P1"><text:span text:style-name="T7">operation,semflg =0;</text:span></text:p>
      <text:p text:style-name="P8"><text:span text:style-name="T4">-&gt; Libération Du Mutex</text:span></text:p>
      <text:p text:style-name="P1"/>
      <text:p text:style-name="P1"/>
      <text:p text:style-name="P3">if((semop( semid ,&amp;operation ,1)==1)</text:p>
      <text:p text:style-name="P5">-&gt; On vérifie si on arrive à incrémenter le sémaphore.</text:p>
      <text:p text:style-name="P5"/>
      <text:p text:style-name="P21">Commentaires Code : /* Programme1 – IPC semaphore processus createur */</text:p>
      <text:p text:style-name="P21"/>
      <text:p text:style-name="P22">Simulaire au programme 1 sauf que un processus attend l'accès par le sémaphore et à la fin détruira le sémaphore .</text:p>
      <text:p text:style-name="P22"/>
      <text:p text:style-name="P24">semctl(sem, 0, IPC_RMID, NULL );</text:p>
      <text:p text:style-name="P23">-&gt; détruit le sémaphore identifier par sem</text:p>
      <text:p text:style-name="P22"/>
      <text:p text:style-name="P1"/>
      <text:p text:style-name="P6"><text:s/><text:span text:style-name="T8">Etapes de création d'un sémaphores :</text:span></text:p>
      <text:p text:style-name="P6"/>
      <text:h text:style-name="P31" text:outline-level="3">1 - Création/Accès à un ensemble de sémaphores</text:h>
      <text:p text:style-name="P9">int semget(key_t clef, int nbSemaphores, int options) ;</text:p>
      <text:h text:style-name="Heading_20_3" text:outline-level="3"><text:span text:style-name="T10">2 - Contrôle/Destruction de sémaphores</text:span></text:h>
      <text:p text:style-name="Text_20_body"><text:span text:style-name="T10">int semctl(int identSEM, int numeroSemaphore, int operation, ... autres parametres eventuels);</text:span></text:p>
      <text:h text:style-name="P30" text:outline-level="3">3 - Opérations sur les sémaphores</text:h>
      <text:p text:style-name="P9">int semop(int identSEM, struct sembuf * ensembleOps, int nbOps)</text:p>
      <text:p text:style-name="P27">sem_num </text:p>
      <text:p text:style-name="P28">Numéro du sémaphore sur lequel va s'appliquer l'opération. Dans un ensemble de sémaphores, les numéros commencent à 0. </text:p>
      <text:p text:style-name="P27">sem_op </text:p>
      <text:p text:style-name="P28">champ qui détermine l'opération, les valeurs possibles sont les suivantes : </text:p>
      <text:p text:style-name="P27">sem_flg </text:p>
      <text:p text:style-name="P29"><text:span text:style-name="T10">Options sur l'opération. </text:span></text:p>
      <text:p text:style-name="P6"/>
      <text:p text:style-name="P16"><text:soft-page-break/>Exercice 2</text:p>
      <text:p text:style-name="P16"/>
      <text:p text:style-name="P10">Trois types d'opérations sont permis :</text:p>
      <text:list xml:id="list6813062776348368667" text:style-name="L1">
        <text:list-item>
          <text:p text:style-name="P13"><text:span text:style-name="Teletype"><text:span text:style-name="T10">sem_op &lt; 0</text:span></text:span><text:span text:style-name="T10"> (correspond au "P" : </text:span><text:span text:style-name="T11">P</text:span><text:span text:style-name="T10">roberen ou </text:span><text:span text:style-name="T11">P</text:span><text:span text:style-name="T10">uis-je ?) </text:span></text:p>
          <text:list>
            <text:list-item>
              <text:p text:style-name="P13"><text:span text:style-name="T10">Si </text:span><text:span text:style-name="Teletype"><text:span text:style-name="T10">(semval &gt;= |sem_op|)</text:span></text:span><text:span text:style-name="T10">, alors </text:span><text:span text:style-name="Teletype"><text:span text:style-name="T10">semval = semval - |sem_op|</text:span></text:span><text:span text:style-name="T10">. </text:span></text:p>
            </text:list-item>
            <text:list-item>
              <text:p text:style-name="P12"><text:span text:style-name="T10">Si </text:span><text:span text:style-name="Teletype"><text:span text:style-name="T10">(semval &lt; |sem_op|)</text:span></text:span><text:span text:style-name="T10">, alors </text:span><text:span text:style-name="Teletype"><text:span text:style-name="T10">semncnt++</text:span></text:span><text:span text:style-name="T10"> et le processus appelant est mis en attente jusqu'à ce que </text:span><text:span text:style-name="Teletype"><text:span text:style-name="T10">(semval &gt;= |sem_op|)</text:span></text:span><text:span text:style-name="T10">. Ensuite, </text:span><text:span text:style-name="Teletype"><text:span text:style-name="T10">semncnt--</text:span></text:span><text:span text:style-name="T10"> et </text:span><text:span text:style-name="Teletype"><text:span text:style-name="T10">semval=semval-|sem_op|</text:span></text:span><text:span text:style-name="T10">.</text:span></text:p>
            </text:list-item>
          </text:list>
        </text:list-item>
        <text:list-item>
          <text:p text:style-name="P13"><text:span text:style-name="Teletype"><text:span text:style-name="T10">sem_op &gt; 0</text:span></text:span><text:span text:style-name="T10"> (correspond au "V" : </text:span><text:span text:style-name="T11">V</text:span><text:span text:style-name="T10">erhogen ou </text:span><text:span text:style-name="T11">V</text:span><text:span text:style-name="T10">as-y !)</text:span></text:p>
          <text:list>
            <text:list-item>
              <text:p text:style-name="P13"><text:span text:style-name="Teletype"><text:span text:style-name="T10">semval = semval + sem_op</text:span></text:span><text:span text:style-name="T10">.</text:span></text:p>
            </text:list-item>
          </text:list>
        </text:list-item>
        <text:list-item>
          <text:p text:style-name="P13"><text:span text:style-name="Teletype"><text:span text:style-name="T10">sem_op = 0</text:span></text:span><text:span text:style-name="T10"> </text:span></text:p>
          <text:list>
            <text:list-item>
              <text:p text:style-name="P13"><text:span text:style-name="T10">Si </text:span><text:span text:style-name="Teletype"><text:span text:style-name="T10">(semval = 0)</text:span></text:span><text:span text:style-name="T10">, alors retour immédiat. </text:span></text:p>
            </text:list-item>
            <text:list-item>
              <text:p text:style-name="P12"><text:span text:style-name="T10">Si </text:span><text:span text:style-name="Teletype"><text:span text:style-name="T10">(semval != 0)</text:span></text:span><text:span text:style-name="T10">, alors </text:span><text:span text:style-name="Teletype"><text:span text:style-name="T10">semzcnt++</text:span></text:span><text:span text:style-name="T10"> et le processus appelant est mis en attente jusqu'à ce que </text:span><text:span text:style-name="Teletype"><text:span text:style-name="T10">(semval=0)</text:span></text:span><text:span text:style-name="T10">. Ensuite, </text:span><text:span text:style-name="Teletype"><text:span text:style-name="T10">semznct--</text:span></text:span><text:span text:style-name="T10">.</text:span></text:p>
            </text:list-item>
          </text:list>
          <text:p text:style-name="P11">Exemples :</text:p>
          <text:p text:style-name="P17">struct sembuf *sops;</text:p>
          <text:p text:style-name="P17">sops=(struct sembuf *)malloc(sizeof(struct sembuf));</text:p>
          <text:p text:style-name="P17">sops[0].sem_num = 0;</text:p>
          <text:p text:style-name="P17">sops[0].sem_op = -1;</text:p>
          <text:p text:style-name="P17">sops[0].sem_flg = 0;</text:p>
          <text:p text:style-name="P26">semop(semid,sops,1)</text:p>
          <text:p text:style-name="P12"><text:span text:style-name="T10">correspond au "P" portant sur le premier sémaphore de l'ensemble de sémaphores identifié par </text:span><text:span text:style-name="Teletype"><text:span text:style-name="T10">semid</text:span></text:span><text:span text:style-name="T10">.</text:span></text:p>
          <text:p text:style-name="P17">struct sembuf *sops;</text:p>
          <text:p text:style-name="P17">sops=(struct sembuf *)malloc(sizeof(struct sembuf));</text:p>
          <text:p text:style-name="P17">sops[0].sem_num = 0;</text:p>
          <text:p text:style-name="P17">sops[0].sem_op = 1;</text:p>
          <text:p text:style-name="P17">sops[0].sem_flg = 0;</text:p>
          <text:p text:style-name="P26">semop(semid,sops,1)</text:p>
          <text:p text:style-name="P12"><text:span text:style-name="T10">correspond au "V" portant sur le premier sémaphore de l'ensemble de sémaphores identifié par </text:span><text:span text:style-name="Teletype"><text:span text:style-name="T10">semid</text:span></text:span><text:span text:style-name="T10">.</text:span></text:p>
        </text:list-item>
      </text:list>
      <text:p text:style-name="P18"/>
      <text:p text:style-name="P19"><text:tab/>Pour tuer le sémaphore </text:p>
      <text:p text:style-name="P19"><text:tab/>semctl( sem, 0, IPC_RMID, NULL );</text:p>
      <text:p text:style-name="P18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/>
    <style:font-face style:name="sans-serif" svg:font-family="sans-serif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AR PL UMing HK1" style:font-name-complex="Lohit Devanaga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e </meta:initial-creator>
    <meta:creation-date>2015-01-07T12:12:23</meta:creation-date>
    <dc:date>2015-01-07T12:48:52</dc:date>
    <dc:creator>etude </dc:creator>
    <meta:editing-duration>PT6M7S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2" meta:paragraph-count="60" meta:word-count="453" meta:character-count="2777" meta:non-whitespace-character-count="2387"/>
  </office:meta>
</office:document-meta>
</file>